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30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Blad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nummer</text:p>
          </table:table-cell>
          <table:table-cell table:style-name="ce1" office:value-type="string">
            <text:p>datum </text:p>
          </table:table-cell>
          <table:table-cell table:style-name="ce1" office:value-type="string">
            <text:p>omschrijving</text:p>
          </table:table-cell>
          <table:table-cell table:style-name="ce1" office:value-type="string">
            <text:p>opgelost</text:p>
          </table:table-cell>
          <table:table-cell table:style-name="ce1" office:value-type="string">
            <text:p>datum</text:p>
          </table:table-cell>
          <table:table-cell table:style-name="ce1" office:value-type="string">
            <text:p>oplossing</text:p>
          </table:table-cell>
          <table:table-cell table:style-name="ce1" table:number-columns-repeated="1018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date" office:date-value="2013-11-28">
            <text:p>28-11-13</text:p>
          </table:table-cell>
          <table:table-cell office:value-type="string">
            <text:p>wijzigen van hoofdauto werkt niet</text:p>
          </table:table-cell>
          <table:table-cell office:value-type="string">
            <text:p>ja</text:p>
          </table:table-cell>
          <table:table-cell table:style-name="ce2" office:value-type="date" office:date-value="2013-12-02">
            <text:p>02-12-13</text:p>
          </table:table-cell>
          <table:table-cell office:value-type="string">
            <text:p>form verwees naar verkeerde controller, nu in actionIndex post variabele opgevraagd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date" office:date-value="2013-11-28">
            <text:p>28-11-13</text:p>
          </table:table-cell>
          <table:table-cell office:value-type="string">
            <text:p>grafiek telt door als een auto een afschaf datum heeft</text:p>
          </table:table-cell>
          <table:table-cell office:value-type="string">
            <text:p>ja</text:p>
          </table:table-cell>
          <table:table-cell table:style-name="ce2" office:value-type="date" office:date-value="2013-12-03">
            <text:p>03-12-13</text:p>
          </table:table-cell>
          <table:table-cell office:value-type="string">
            <text:p>De “afschaf” datum werd niet gebruikt voor de <text:s/>berekening, nu wel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0-00-0000</text:date>, <text:time style:data-style-name="N2" text:time-value="0000-00-00T00:00:19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8T22:32:02</meta:creation-date>
    <dc:date>2013-12-04T00:01:10</dc:date>
    <meta:editing-duration>PT1H9M13S</meta:editing-duration>
    <meta:editing-cycles>6</meta:editing-cycles>
    <meta:generator>LibreOffice/4.0.3.3$Linux_x86 LibreOffice_project/400m0$Build-3</meta:generator>
    <meta:document-statistic meta:table-count="1" meta:cell-count="18" meta:object-count="0"/>
  </office:meta>
</office:document-meta>
</file>